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DC5000032C800004268F5F96BE1366EB5D3.svg" manifest:media-type="image/svg+xml"/>
  <manifest:file-entry manifest:full-path="Pictures/10000201000002A800000211463867F979FC66EB.png" manifest:media-type="image/png"/>
  <manifest:file-entry manifest:full-path="Pictures/100026CD00004650000036B085322C59CE2A9094.svg" manifest:media-type="image/svg+xml"/>
  <manifest:file-entry manifest:full-path="Pictures/1000107B0000501400002EE0E2ED12250CE7BA5A.svg" manifest:media-type="image/svg+xml"/>
  <manifest:file-entry manifest:full-path="Pictures/1000090D00004E20000059D83250DF6DAEFE251E.svg" manifest:media-type="image/svg+xml"/>
  <manifest:file-entry manifest:full-path="Pictures/10001593000088B800005DC05C12BFF0FEF3316D.svg" manifest:media-type="image/svg+xml"/>
  <manifest:file-entry manifest:full-path="Pictures/1000020100000307000001C692BFB996700049DF.png" manifest:media-type="image/png"/>
  <manifest:file-entry manifest:full-path="Pictures/1000020100000294000002F669A71107BE7EA153.png" manifest:media-type="image/png"/>
  <manifest:file-entry manifest:full-path="Pictures/10000201000001EB00000283463849126DFABA86.png" manifest:media-type="image/png"/>
  <manifest:file-entry manifest:full-path="Pictures/100002010000035600000249F8CF5190F5DF45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y="0.101cm" svg:width="8.999cm" svg:height="7.001cm" draw:z-index="0"><draw:image xlink:href="Pictures/100026CD00004650000036B085322C59CE2A9094.svg" xlink:type="simple" xlink:show="embed" xlink:actuate="onLoad" loext:mime-type="image/svg+xml"/><draw:image xlink:href="Pictures/10000201000002A800000211463867F979FC66E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y="0.284cm" svg:width="8.999cm" svg:height="10.351cm" draw:z-index="1"><draw:image xlink:href="Pictures/1000090D00004E20000059D83250DF6DAEFE251E.svg" xlink:type="simple" xlink:show="embed" xlink:actuate="onLoad" loext:mime-type="image/svg+xml"/><draw:image xlink:href="Pictures/1000020100000294000002F669A71107BE7EA15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y="0.21cm" svg:width="11cm" svg:height="7.541cm" draw:z-index="2"><draw:image xlink:href="Pictures/10001593000088B800005DC05C12BFF0FEF3316D.svg" xlink:type="simple" xlink:show="embed" xlink:actuate="onLoad" loext:mime-type="image/svg+xml"/><draw:image xlink:href="Pictures/100002010000035600000249F8CF5190F5DF45F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" text:anchor-type="paragraph" svg:y="0.21cm" svg:width="12cm" svg:height="8.23cm" draw:z-index="3"><draw:image xlink:href="Pictures/10001593000088B800005DC05C12BFF0FEF3316D.svg" xlink:type="simple" xlink:show="embed" xlink:actuate="onLoad" loext:mime-type="image/svg+xml"/><draw:image xlink:href="Pictures/100002010000035600000249F8CF5190F5DF45F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x="4.263cm" svg:y="0.016cm" svg:width="8.999cm" svg:height="5.271cm" draw:z-index="4"><draw:image xlink:href="Pictures/1000107B0000501400002EE0E2ED12250CE7BA5A.svg" xlink:type="simple" xlink:show="embed" xlink:actuate="onLoad" loext:mime-type="image/svg+xml"/><draw:image xlink:href="Pictures/1000020100000307000001C692BFB996700049D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paragraph" svg:x="5.897cm" svg:y="0.302cm" svg:width="6.001cm" svg:height="7.84cm" draw:z-index="5"><draw:image xlink:href="Pictures/10000DC5000032C800004268F5F96BE1366EB5D3.svg" xlink:type="simple" xlink:show="embed" xlink:actuate="onLoad" loext:mime-type="image/svg+xml"/><draw:image xlink:href="Pictures/10000201000001EB00000283463849126DFABA8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Paril</meta:initial-creator>
    <meta:creation-date>2019-12-30T18:23:36.802597946</meta:creation-date>
    <dc:date>2019-12-31T12:40:45.445695459</dc:date>
    <dc:creator>Jeff Paril</dc:creator>
    <meta:editing-duration>PT3M51S</meta:editing-duration>
    <meta:editing-cycles>4</meta:editing-cycles>
    <meta:generator>LibreOffice/6.2.8.2$Linux_X86_64 LibreOffice_project/20$Build-2</meta:generator>
    <meta:document-statistic meta:table-count="0" meta:image-count="6" meta:object-count="0" meta:page-count="2" meta:paragraph-count="0" meta:word-count="0" meta:character-count="0" meta:non-whitespace-character-count="0"/>
  </office:meta>
</office:document-meta>
</file>